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563" officeooo:paragraph-rsid="000ea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należy zrobić?</text:p>
      <text:p text:style-name="P1">Rozszerzyć zbiór testowy za pomocą najbliższych sąsiadów, biorąc tylko jak napewniejsze dokumenty.</text:p>
      <text:p text:style-name="P1">Przy rozszerzaniu zbioru treningowego cały czas trzeba aktualizować wszystkie wektory będące w lsi – zbiór dynamicznie się zmienia → przyrost z 1000 do 100 000 <text:s/>dokumentów.</text:p>
      <text:p text:style-name="P1">Rozszerzyć zbiór treningowy do 100 000 dokumentów. </text:p>
      <text:p text:style-name="P1">Na jego podstawie wyuczyć klasyfikator (Random Forest)</text:p>
      <text:p text:style-name="P1">Będzie kilka klasyfikatorów, każdy wyuczony w określonym punkcie w czasie.</text:p>
      <text:p text:style-name="P1">Przy aktualizacji profili, nowy klasyfikator będzie wyuczany, porzucany będzie najstarszy.</text:p>
      <text:p text:style-name="P1">Chcemy mieć kilka możliwych kategorii – skorzystać z wektorów prawdopodobieństw dostarczanych przez Random Forest.</text:p>
      <text:p text:style-name="P1">Ostateczny wynik powinien być kumulowany spośród wyników zwróconych przez wyuczone klasyfikatory (uśrednienie I normalizacja)</text:p>
      <text:p text:style-name="P1">Zbiór treningowy prawdopodobnie nie będzie się już zmieniać, jedynie uaktualniane będą wektory profili I co jakiś czas będzie wyuczany nowy klasyfikat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51:38.144484644</meta:creation-date>
    <dc:date>2016-11-22T10:56:49.264336455</dc:date>
    <meta:editing-duration>PT5M1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22" meta:character-count="948" meta:non-whitespace-character-count="832"/>
  </office:meta>
</office:document-meta>
</file>